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C4C188B39210805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officeooo:rsid="001c5707" officeooo:paragraph-rsid="001c5707" style:font-size-asian="9.60000038146973pt" style:font-size-complex="11pt"/>
    </style:style>
    <style:style style:name="P4" style:family="paragraph" style:parent-style-name="Standard">
      <style:text-properties style:font-name="Liberation Mono" fo:font-size="11pt" style:text-underline-style="solid" style:text-underline-width="auto" style:text-underline-color="font-color" officeooo:rsid="0025052b" officeooo:paragraph-rsid="001c5707" style:font-size-asian="9.60000038146973pt" style:font-size-complex="11pt"/>
    </style:style>
    <style:style style:name="P5" style:family="paragraph" style:parent-style-name="Standard">
      <style:text-properties style:font-name="Liberation Mono" fo:font-size="11pt" style:text-underline-style="solid" style:text-underline-width="auto" style:text-underline-color="font-color" officeooo:rsid="001c5707" officeooo:paragraph-rsid="001c5707" style:font-size-asian="11pt" style:font-size-complex="11pt"/>
    </style:style>
    <style:style style:name="P6" style:family="paragraph" style:parent-style-name="Standard">
      <style:text-properties style:font-name="Liberation Mono" fo:font-size="11pt" style:text-underline-style="none" officeooo:rsid="00243a33" officeooo:paragraph-rsid="00243a33" style:font-size-asian="9.60000038146973pt" style:font-size-complex="11pt"/>
    </style:style>
    <style:style style:name="P7" style:family="paragraph" style:parent-style-name="Standard">
      <style:text-properties style:font-name="Liberation Mono" fo:font-size="11pt" style:text-underline-style="none" fo:font-weight="bold" officeooo:rsid="001c5707" officeooo:paragraph-rsid="001c5707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Mono" fo:font-size="11pt" style:text-underline-style="none" fo:font-weight="normal" officeooo:rsid="001c5707" officeooo:paragraph-rsid="001c5707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Mono" fo:font-size="11pt" style:text-underline-style="none" fo:font-weight="normal" officeooo:rsid="00221d40" officeooo:paragraph-rsid="00221d40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DejaVuSans" fo:font-size="10pt" style:text-underline-style="none" officeooo:rsid="001c5707" officeooo:paragraph-rsid="001c5707" style:font-size-asian="10pt" style:font-size-complex="11pt"/>
    </style:style>
    <style:style style:name="P11" style:family="paragraph" style:parent-style-name="Standard">
      <style:text-properties officeooo:paragraph-rsid="001c5707"/>
    </style:style>
    <style:style style:name="P12" style:family="paragraph" style:parent-style-name="Standard">
      <style:text-properties style:font-name="Liberation Mono" fo:font-size="11pt" style:text-underline-style="none" officeooo:rsid="0025052b" officeooo:paragraph-rsid="001c5707" style:font-size-asian="9.60000038146973pt" style:font-size-complex="11pt"/>
    </style:style>
    <style:style style:name="P13" style:family="paragraph" style:parent-style-name="Standard">
      <style:text-properties style:font-name="Liberation Mono" fo:font-size="11pt" style:text-underline-style="none" officeooo:rsid="001c5707" officeooo:paragraph-rsid="001c5707" style:font-size-asian="11pt" style:font-size-complex="11pt"/>
    </style:style>
    <style:style style:name="P14" style:family="paragraph" style:parent-style-name="Standard">
      <style:text-properties style:font-name="Liberation Mono" fo:font-size="11pt" style:text-underline-style="none" fo:font-weight="normal" officeooo:rsid="00207bfd" officeooo:paragraph-rsid="002750fa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iberation Mono" fo:font-size="11pt" style:text-underline-style="solid" style:text-underline-width="auto" style:text-underline-color="font-color" officeooo:rsid="001c5707" officeooo:paragraph-rsid="001c5707" style:font-size-asian="9.60000038146973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style:font-name="Liberation Mono" fo:font-size="11pt" style:text-underline-style="none" fo:font-weight="bold" officeooo:rsid="001c5707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style:text-underline-style="none" fo:font-weight="bold" officeooo:rsid="00255b43" style:font-size-asian="11pt" style:font-weight-asian="bold" style:font-size-complex="11pt" style:font-weight-complex="bold"/>
    </style:style>
    <style:style style:name="T5" style:family="text">
      <style:text-properties officeooo:rsid="001cbcc5"/>
    </style:style>
    <style:style style:name="T6" style:family="text">
      <style:text-properties officeooo:rsid="0021c2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5707" style:font-size-asian="11pt" style:font-weight-asian="bold" style:font-weight-complex="bold"/>
    </style:style>
    <style:style style:name="T9" style:family="text">
      <style:text-properties fo:font-weight="bold" officeooo:rsid="00255b43" style:font-size-asian="11pt" style:font-weight-asian="bold" style:font-weight-complex="bold"/>
    </style:style>
    <style:style style:name="T10" style:family="text">
      <style:text-properties fo:font-weight="bold" officeooo:rsid="002750fa" style:font-size-asian="11pt" style:font-weight-asian="bold" style:font-weight-complex="bold"/>
    </style:style>
    <style:style style:name="T11" style:family="text">
      <style:text-properties officeooo:rsid="00255b4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se 1:</text:p>
      <text:p text:style-name="P10"/>
      <text:p text:style-name="P10"/>
      <text:p text:style-name="P10"/>
      <text:p text:style-name="P11"><text:span text:style-name="T3">¿Qué </text:span><text:span text:style-name="T4">quiere decir esta exclusión</text:span><text:span text:style-name="T3">?</text:span></text:p>
      <text:p text:style-name="P13"><text:span text:style-name="T7"/></text:p>
      <text:p text:style-name="P3"/>
      <text:p text:style-name="P3">Fase 2:</text:p>
      <text:p text:style-name="P3"/>
      <text:p text:style-name="P3"/>
      <text:p text:style-name="P3"/>
      <text:p text:style-name="P14"><text:span text:style-name="T8">¿</text:span><text:span text:style-name="T10">Cómo hacer esto</text:span><text:span text:style-name="T8">?</text:span></text:p>
      <text:p text:style-name="P3"/>
      <text:p text:style-name="P3">Fase 3:</text:p>
      <text:p text:style-name="P5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0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1:02:20.403000000</meta:creation-date>
    <meta:generator>LibreOffice/7.0.0.3$Windows_X86_64 LibreOffice_project/8061b3e9204bef6b321a21033174034a5e2ea88e</meta:generator>
    <meta:editing-duration>PT2H7M42S</meta:editing-duration>
    <meta:editing-cycles>14</meta:editing-cycles>
    <dc:title>SIN</dc:title>
    <dc:date>2021-02-22T13:22:04.832000000</dc:date>
    <meta:document-statistic meta:table-count="0" meta:image-count="1" meta:object-count="0" meta:page-count="1" meta:paragraph-count="9" meta:word-count="25" meta:character-count="145" meta:non-whitespace-character-count="123"/>
    <meta:template xlink:type="simple" xlink:actuate="onRequest" xlink:title="SIN" xlink:href="file:///C:/Users/MSI/AppData/Roaming/LibreOffice/4/user/template/SIN.ott" meta:date="2021-02-22T11:02:20.200000000"/>
  </office:meta>
</office:document-meta>
</file>